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7132E83CF579B0E.png" manifest:media-type="image/png"/>
  <manifest:file-entry manifest:full-path="Pictures/1000000000000780000004388B567C5E6E7D9580.png" manifest:media-type="image/png"/>
  <manifest:file-entry manifest:full-path="Pictures/1000000000000780000004388942AC531224D95D.png" manifest:media-type="image/png"/>
  <manifest:file-entry manifest:full-path="Pictures/10000000000007800000043827578398A26AE9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5.749cm" svg:x="0.036cm" svg:y="-0.002cm">
          <draw:image xlink:href="Pictures/100000000000078000000438D7132E83CF579B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5.749cm" svg:x="0.036cm" svg:y="-0.002cm">
          <draw:image xlink:href="Pictures/1000000000000780000004388B567C5E6E7D95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5.749cm" svg:x="-4.999cm" svg:y="-0.5cm">
          <draw:image xlink:href="Pictures/1000000000000780000004388942AC531224D9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5.749cm" svg:x="0.036cm" svg:y="-0.002cm">
          <draw:image xlink:href="Pictures/10000000000007800000043827578398A26AE9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8T20:27:08.146000000</meta:creation-date>
    <dc:date>2020-08-18T22:20:30.591000000</dc:date>
    <meta:editing-duration>PT40M20S</meta:editing-duration>
    <meta:editing-cycles>1</meta:editing-cycles>
    <meta:document-statistic meta:object-count="41"/>
    <meta:generator>LibreOffice/7.0.0.3$Windows_X86_64 LibreOffice_project/8061b3e9204bef6b321a21033174034a5e2ea88e</meta:generator>
  </office:meta>
</office:document-meta>
</file>